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get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ProxyListIterator( List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ListIterator.setListIterator( List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se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Proxy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